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mily-generic="modern"/>
    <style:font-face style:name="Courier New1" svg:font-family="'Courier New'" style:font-pitch="fixed"/>
    <style:font-face style:name="Courier" svg:font-family="Courier" style:font-family-generic="modern" style:font-pitch="fixed"/>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fo:font-size="14pt" style:font-size-asian="14pt" style:font-size-complex="14pt"/>
    </style:style>
    <style:style style:name="P2" style:family="paragraph" style:parent-style-name="Standard">
      <style:paragraph-properties fo:line-height="150%" fo:text-align="justify" style:justify-single-word="false"/>
      <style:text-properties style:font-name="Courier" fo:font-size="12pt" style:font-size-asian="12pt" style:font-size-complex="12pt"/>
    </style:style>
    <style:style style:name="P3" style:family="paragraph" style:parent-style-name="Preformatted_20_Text">
      <style:paragraph-properties fo:line-height="150%" fo:text-align="justify" style:justify-single-word="false"/>
      <style:text-properties fo:font-size="12pt" style:font-size-asian="12pt" style:font-size-complex="12pt"/>
    </style:style>
    <style:style style:name="P4" style:family="paragraph" style:parent-style-name="Preformatted_20_Text">
      <style:paragraph-properties fo:margin-top="0cm" fo:margin-bottom="0.499cm" fo:line-height="150%" fo:text-align="justify" style:justify-single-word="false"/>
      <style:text-properties fo:font-size="12pt" style:font-size-asian="12pt" style:font-size-complex="12pt"/>
    </style:style>
    <style:style style:name="P5" style:family="paragraph" style:parent-style-name="Preformatted_20_Text">
      <style:paragraph-properties fo:line-height="150%"/>
      <style:text-properties fo:font-size="12pt" style:font-size-asian="12pt" style:font-size-complex="12pt"/>
    </style:style>
    <style:style style:name="P6" style:family="paragraph" style:parent-style-name="Preformatted_20_Text">
      <style:paragraph-properties fo:line-height="150%"/>
      <style:text-properties fo:color="#a1a100" fo:font-size="12pt" style:font-size-asian="12pt" style:font-size-complex="12pt"/>
    </style:style>
    <style:style style:name="P7" style:family="paragraph" style:parent-style-name="Preformatted_20_Text">
      <style:paragraph-properties fo:margin-top="0cm" fo:margin-bottom="0.499cm" fo:line-height="150%"/>
      <style:text-properties fo:font-size="12pt" style:font-size-asian="12pt" style:font-size-complex="12pt"/>
    </style:style>
    <style:style style:name="P8" style:family="paragraph" style:parent-style-name="Standard" style:list-style-name="L1">
      <style:paragraph-properties fo:line-height="150%" fo:text-align="justify" style:justify-single-word="false"/>
      <style:text-properties fo:font-size="14pt" style:font-size-asian="14pt" style:font-size-complex="14pt"/>
    </style:style>
    <style:style style:name="P9" style:family="paragraph" style:parent-style-name="Standard" style:list-style-name="L2">
      <style:paragraph-properties fo:margin-left="1.282cm" fo:margin-right="0cm" fo:line-height="150%" fo:text-align="justify" style:justify-single-word="false" fo:text-indent="0cm" style:auto-text-indent="false"/>
      <style:text-properties fo:font-size="14pt" style:font-size-asian="14pt" style:font-size-complex="14pt"/>
    </style:style>
    <style:style style:name="P10" style:family="paragraph" style:parent-style-name="Standard" style:list-style-name="L3">
      <style:paragraph-properties fo:line-height="150%" fo:text-align="justify" style:justify-single-word="false"/>
      <style:text-properties fo:font-size="14pt" style:font-size-asian="14pt" style:font-size-complex="14pt"/>
    </style:style>
    <style:style style:name="P11" style:family="paragraph" style:parent-style-name="Standard" style:list-style-name="L4">
      <style:paragraph-properties fo:margin-left="1.302cm" fo:margin-right="0cm" fo:line-height="150%" fo:text-align="justify" style:justify-single-word="false" fo:text-indent="0cm" style:auto-text-indent="false"/>
      <style:text-properties fo:font-size="14pt" style:font-size-asian="14pt" style:font-size-complex="14pt"/>
    </style:style>
    <style:style style:name="P12" style:family="paragraph" style:parent-style-name="Standard" style:list-style-name="L5">
      <style:paragraph-properties fo:margin-left="1.302cm" fo:margin-right="0cm" fo:line-height="150%" fo:text-align="justify" style:justify-single-word="false" fo:text-indent="0cm" style:auto-text-indent="false"/>
      <style:text-properties fo:font-size="14pt" style:font-size-asian="14pt" style:font-size-complex="14pt"/>
    </style:style>
    <style:style style:name="P13" style:family="paragraph" style:parent-style-name="Preformatted_20_Text">
      <style:paragraph-properties fo:line-height="150%" fo:text-align="justify" style:justify-single-word="false"/>
      <style:text-properties fo:font-size="14pt" style:font-size-asian="14pt" style:font-size-complex="14pt"/>
    </style:style>
    <style:style style:name="P14" style:family="paragraph" style:parent-style-name="Standard" style:list-style-name="L6">
      <style:paragraph-properties fo:line-height="150%" fo:text-align="justify" style:justify-single-word="false"/>
      <style:text-properties fo:font-size="14pt" style:font-size-asian="14pt" style:font-size-complex="14pt"/>
    </style:style>
    <style:style style:name="P15" style:family="paragraph" style:parent-style-name="Standard" style:list-style-name="L7">
      <style:paragraph-properties fo:margin-left="1.282cm" fo:margin-right="0cm" fo:line-height="150%" fo:text-align="justify" style:justify-single-word="false" fo:text-indent="0cm" style:auto-text-indent="false"/>
      <style:text-properties fo:font-size="14pt" style:font-size-asian="14pt" style:font-size-complex="14pt"/>
    </style:style>
    <style:style style:name="P16" style:family="paragraph" style:parent-style-name="Standard" style:list-style-name="L8">
      <style:paragraph-properties fo:line-height="150%" fo:text-align="justify" style:justify-single-word="false"/>
      <style:text-properties fo:font-size="14pt" style:font-size-asian="14pt" style:font-size-complex="14pt"/>
    </style:style>
    <style:style style:name="P17" style:family="paragraph" style:parent-style-name="Standard" style:list-style-name="L9">
      <style:paragraph-properties fo:margin-left="1.302cm" fo:margin-right="0cm" fo:line-height="150%" fo:text-align="justify" style:justify-single-word="false" fo:text-indent="0cm" style:auto-text-indent="false"/>
      <style:text-properties fo:font-size="14pt" style:font-size-asian="14pt" style:font-size-complex="14pt"/>
    </style:style>
    <style:style style:name="P18" style:family="paragraph" style:parent-style-name="Standard" style:list-style-name="L10">
      <style:paragraph-properties fo:margin-left="1.302cm" fo:margin-right="0cm" fo:line-height="150%" fo:text-align="justify" style:justify-single-word="false" fo:text-indent="0cm" style:auto-text-indent="false"/>
      <style:text-properties fo:font-size="14pt" style:font-size-asian="14pt" style:font-size-complex="14pt"/>
    </style:style>
    <style:style style:name="P19" style:family="paragraph" style:parent-style-name="Standard" style:list-style-name="L11">
      <style:paragraph-properties fo:line-height="150%" fo:text-align="justify" style:justify-single-word="false"/>
      <style:text-properties fo:font-size="14pt" style:font-size-asian="14pt" style:font-size-complex="14pt"/>
    </style:style>
    <style:style style:name="P20" style:family="paragraph" style:parent-style-name="Standard" style:list-style-name="L12">
      <style:paragraph-properties fo:margin-left="1.282cm" fo:margin-right="0cm" fo:line-height="150%" fo:text-align="justify" style:justify-single-word="false" fo:text-indent="0cm" style:auto-text-indent="false"/>
      <style:text-properties fo:font-size="14pt" style:font-size-asian="14pt" style:font-size-complex="14pt"/>
    </style:style>
    <style:style style:name="P21" style:family="paragraph" style:parent-style-name="Standard" style:list-style-name="L13">
      <style:paragraph-properties fo:line-height="150%" fo:text-align="justify" style:justify-single-word="false"/>
      <style:text-properties fo:font-size="14pt" style:font-size-asian="14pt" style:font-size-complex="14pt"/>
    </style:style>
    <style:style style:name="P22" style:family="paragraph" style:parent-style-name="Standard" style:list-style-name="L14">
      <style:paragraph-properties fo:margin-left="1.302cm" fo:margin-right="0cm" fo:line-height="150%" fo:text-align="justify" style:justify-single-word="false" fo:text-indent="0cm" style:auto-text-indent="false"/>
      <style:text-properties fo:font-size="14pt" style:font-size-asian="14pt" style:font-size-complex="14pt"/>
    </style:style>
    <style:style style:name="P23" style:family="paragraph" style:parent-style-name="Standard" style:list-style-name="L15">
      <style:paragraph-properties fo:margin-left="1.302cm" fo:margin-right="0cm" fo:line-height="150%" fo:text-align="justify" style:justify-single-word="false" fo:text-indent="0cm" style:auto-text-indent="false"/>
      <style:text-properties fo:font-size="14pt" style:font-size-asian="14pt" style:font-size-complex="14pt"/>
    </style:style>
    <style:style style:name="P24" style:family="paragraph" style:parent-style-name="Standard">
      <style:paragraph-properties fo:line-height="150%" fo:text-align="justify" style:justify-single-word="false"/>
      <style:text-properties fo:font-size="14pt" fo:language="ru" fo:country="RU" style:font-size-asian="14pt" style:font-size-complex="14pt"/>
    </style:style>
    <style:style style:name="P2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Domain_5f_simple_5f_text">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8" style:family="paragraph" style:parent-style-name="Preformatted_20_Text" style:list-style-name="L16">
      <style:paragraph-properties fo:margin-left="0cm" fo:margin-right="0cm" fo:text-indent="1.032cm" style:auto-text-indent="false"/>
      <style:text-properties style:font-name="Times New Roman1" fo:font-size="14pt" style:font-size-asian="14pt" style:font-size-complex="14pt"/>
    </style:style>
    <style:style style:name="P29" style:family="paragraph" style:parent-style-name="Preformatted_20_Text">
      <style:paragraph-properties fo:margin-left="0cm" fo:margin-right="0cm" fo:text-indent="1.032cm" style:auto-text-indent="false"/>
      <style:text-properties style:font-name="Times New Roman1" fo:font-size="14pt" style:font-size-asian="14pt" style:font-size-complex="14pt"/>
    </style:style>
    <style:style style:name="P30" style:family="paragraph" style:parent-style-name="Domain_5f_simple_5f_text">
      <style:paragraph-properties fo:margin-left="0cm" fo:margin-right="0cm" fo:text-indent="0cm" style:auto-text-indent="false"/>
    </style:style>
    <style:style style:name="P31" style:family="paragraph" style:parent-style-name="Domain_5f_simple_5f_text">
      <style:paragraph-properties fo:margin-left="0cm" fo:margin-right="0cm" fo:text-indent="1.249cm" style:auto-text-indent="false"/>
    </style:style>
    <style:style style:name="P32" style:family="paragraph" style:parent-style-name="Domain_5f_simple_5f_text" style:list-style-name="WW8Num16">
      <style:paragraph-properties fo:margin-left="0cm" fo:margin-right="0cm" fo:text-indent="0cm" style:auto-text-indent="false"/>
    </style:style>
    <style:style style:name="P33" style:family="paragraph" style:parent-style-name="Domain_5f_simple_5f_text" style:list-style-name="WW8Num54">
      <style:paragraph-properties fo:margin-left="-0.614cm" fo:margin-right="0cm" fo:text-indent="0cm" style:auto-text-indent="false">
        <style:tab-stops>
          <style:tab-stop style:position="3.154cm"/>
        </style:tab-stops>
      </style:paragraph-properties>
    </style:style>
    <style:style style:name="P34" style:family="paragraph" style:parent-style-name="Domain_5f_simple_5f_text" style:list-style-name="WW8Num56">
      <style:paragraph-properties fo:margin-left="0cm" fo:margin-right="0cm" fo:text-indent="0cm" style:auto-text-indent="false"/>
    </style:style>
    <style:style style:name="P35" style:family="paragraph" style:parent-style-name="Domain_5f_simple_5f_text" style:list-style-name="WW8Num13">
      <style:paragraph-properties fo:margin-left="-0.614cm" fo:margin-right="0cm" fo:text-indent="0cm" style:auto-text-indent="false">
        <style:tab-stops>
          <style:tab-stop style:position="3.154cm"/>
        </style:tab-stops>
      </style:paragraph-properties>
    </style:style>
    <style:style style:name="P36" style:family="paragraph" style:parent-style-name="Domain_5f_simple_5f_text" style:list-style-name="WW8Num9">
      <style:paragraph-properties fo:margin-left="-0.635cm" fo:margin-right="0cm" fo:text-indent="0cm" style:auto-text-indent="false">
        <style:tab-stops>
          <style:tab-stop style:position="3.175cm"/>
        </style:tab-stops>
      </style:paragraph-properties>
    </style:style>
    <style:style style:name="P37" style:family="paragraph" style:parent-style-name="Domain_5f_simple_5f_text" style:list-style-name="WW8Num9">
      <style:paragraph-properties fo:margin-left="-0.635cm" fo:margin-right="0cm" fo:text-indent="0cm" style:auto-text-indent="false">
        <style:tab-stops>
          <style:tab-stop style:position="3.175cm"/>
        </style:tab-stops>
      </style:paragraph-properties>
      <style:text-properties fo:font-weight="normal" style:font-weight-asian="normal" style:font-weight-complex="normal"/>
    </style:style>
    <style:style style:name="P38" style:family="paragraph" style:parent-style-name="Domain_5f_simple_5f_text">
      <style:paragraph-properties fo:margin-left="0cm" fo:margin-right="0cm" fo:text-indent="0cm" style:auto-text-indent="false">
        <style:tab-stops>
          <style:tab-stop style:position="3.175cm"/>
        </style:tab-stops>
      </style:paragraph-properties>
    </style:style>
    <style:style style:name="P39" style:family="paragraph" style:parent-style-name="Domain_5f_simple_5f_text" style:list-style-name="L17"/>
    <style:style style:name="P40" style:family="paragraph" style:parent-style-name="Domain_5f_simple_5f_text" style:list-style-name="L17">
      <style:text-properties fo:language="en" fo:country="US" fo:font-weight="normal" style:font-weight-asian="normal" style:font-weight-complex="normal"/>
    </style:style>
    <style:style style:name="P41" style:family="paragraph" style:parent-style-name="Domain_5f_simple_5f_text" style:list-style-name="L17">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42" style:family="paragraph" style:parent-style-name="Domain_5f_simple_5f_text" style:list-style-name="L17">
      <style:paragraph-properties fo:margin-left="1.27cm" fo:margin-right="0cm" fo:text-indent="0cm" style:auto-text-indent="false">
        <style:tab-stops>
          <style:tab-stop style:position="1.27cm"/>
        </style:tab-stops>
      </style:paragraph-properties>
    </style:style>
    <style:style style:name="P43" style:family="paragraph" style:parent-style-name="Domain_5f_simple_5f_text" style:list-style-name="L18"/>
    <style:style style:name="P44" style:family="paragraph" style:parent-style-name="Domain_5f_simple_5f_text" style:list-style-name="L18">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45" style:family="paragraph" style:parent-style-name="Domain_5f_simple_5f_text" style:list-style-name="WW8Num60">
      <style:paragraph-properties fo:margin-left="1.27cm" fo:margin-right="0cm" fo:text-indent="0cm" style:auto-text-indent="false">
        <style:tab-stops>
          <style:tab-stop style:position="1.27cm"/>
        </style:tab-stops>
      </style:paragraph-properties>
    </style:style>
    <style:style style:name="P46" style:family="paragraph" style:parent-style-name="Domain_5f_simple_5f_text">
      <style:text-properties fo:font-weight="bold" style:font-weight-asian="bold" style:font-weight-complex="normal"/>
    </style:style>
    <style:style style:name="P47" style:family="paragraph" style:parent-style-name="Domain_5f_simple_5f_text" style:list-style-name="L19">
      <style:text-properties fo:font-weight="normal" style:font-weight-asian="normal" style:font-weight-complex="normal"/>
    </style:style>
    <style:style style:name="P48" style:family="paragraph" style:parent-style-name="Domain_5f_simple_5f_text">
      <style:text-properties fo:font-weight="normal" style:font-weight-asian="normal" style:font-weight-complex="normal"/>
    </style:style>
    <style:style style:name="P49" style:family="paragraph" style:parent-style-name="Domain_5f_simple_5f_text">
      <style:paragraph-properties fo:margin-left="1.27cm" fo:margin-right="0cm" fo:text-indent="0cm" style:auto-text-indent="false">
        <style:tab-stops>
          <style:tab-stop style:position="1.27cm"/>
        </style:tab-stops>
      </style:paragraph-properties>
      <style:text-properties fo:font-weight="normal" style:font-weight-asian="normal" style:font-weight-complex="normal"/>
    </style:style>
    <style:style style:name="P50" style:family="paragraph" style:parent-style-name="Domain_5f_simple_5f_text">
      <style:paragraph-properties fo:margin-left="1.27cm" fo:margin-right="0cm" fo:text-indent="0cm" style:auto-text-indent="false">
        <style:tab-stops>
          <style:tab-stop style:position="1.27cm"/>
        </style:tab-stops>
      </style:paragraph-properties>
    </style:style>
    <style:style style:name="P51" style:family="paragraph" style:parent-style-name="Domain_5f_simple_5f_text">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52" style:family="paragraph" style:parent-style-name="Domain_5f_simple_5f_text" style:list-style-name="WW8Num21">
      <style:paragraph-properties fo:margin-left="1.27cm" fo:margin-right="0cm" fo:text-indent="0cm" style:auto-text-indent="false">
        <style:tab-stops>
          <style:tab-stop style:position="1.27cm"/>
        </style:tab-stops>
      </style:paragraph-properties>
    </style:style>
    <style:style style:name="P53" style:family="paragraph" style:parent-style-name="Domain_5f_simple_5f_text" style:list-style-name="WW8Num21">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54" style:family="paragraph" style:parent-style-name="Domain_5f_simple_5f_text" style:list-style-name="L20">
      <style:paragraph-properties fo:margin-left="1.27cm" fo:margin-right="0cm" fo:text-indent="0cm" style:auto-text-indent="false">
        <style:tab-stops>
          <style:tab-stop style:position="1.27cm"/>
        </style:tab-stops>
      </style:paragraph-properties>
    </style:style>
    <style:style style:name="P55" style:family="paragraph" style:parent-style-name="Domain_5f_simple_5f_text" style:list-style-name="L20">
      <style:paragraph-properties fo:margin-left="1.27cm" fo:margin-right="0cm" fo:text-indent="0cm" style:auto-text-indent="false">
        <style:tab-stops>
          <style:tab-stop style:position="1.27cm"/>
        </style:tab-stops>
      </style:paragraph-properties>
      <style:text-properties fo:language="ru" fo:country="RU" fo:font-weight="normal" style:font-weight-asian="normal" style:font-weight-complex="normal"/>
    </style:style>
    <style:style style:name="P56" style:family="paragraph" style:parent-style-name="Domain_5f_simple_5f_text" style:list-style-name="L20">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57" style:family="paragraph" style:parent-style-name="Domain_5f_simple_5f_text">
      <style:paragraph-properties fo:margin-left="0cm" fo:margin-right="0cm" fo:text-indent="0cm" style:auto-text-indent="false">
        <style:tab-stops>
          <style:tab-stop style:position="1.27cm"/>
        </style:tab-stops>
      </style:paragraph-properties>
    </style:style>
    <style:style style:name="P58" style:family="paragraph" style:parent-style-name="Domain_5f_simple_5f_text" style:list-style-name="WW8Num71">
      <style:paragraph-properties fo:margin-left="0cm" fo:margin-right="0cm" fo:text-indent="0cm" style:auto-text-indent="false"/>
    </style:style>
    <style:style style:name="P59" style:family="paragraph" style:parent-style-name="Domain_5f_simple_5f_text">
      <style:paragraph-properties fo:margin-left="0cm" fo:margin-right="0cm" fo:text-indent="1.249cm" style:auto-text-indent="false">
        <style:tab-stops>
          <style:tab-stop style:position="1.27cm"/>
        </style:tab-stops>
      </style:paragraph-properties>
      <style:text-properties fo:language="ru" fo:country="RU" fo:font-weight="normal" style:font-weight-asian="normal" style:font-weight-complex="normal"/>
    </style:style>
    <style:style style:name="P60" style:family="paragraph" style:parent-style-name="Domain_5f_simple_5f_text">
      <style:paragraph-properties fo:margin-left="0cm" fo:margin-right="0cm" fo:text-indent="1.249cm" style:auto-text-indent="false"/>
      <style:text-properties fo:font-weight="normal" style:font-weight-asian="normal" style:font-weight-complex="normal"/>
    </style:style>
    <style:style style:name="P61" style:family="paragraph" style:parent-style-name="Domain_5f_simple_5f_text" style:list-style-name="L21">
      <style:paragraph-properties fo:margin-left="1.221cm" fo:margin-right="0cm" fo:text-indent="0cm" style:auto-text-indent="false"/>
      <style:text-properties fo:font-weight="normal" style:font-weight-asian="normal" style:font-weight-complex="normal"/>
    </style:style>
    <style:style style:name="P62" style:family="paragraph" style:parent-style-name="Domain_5f_simple_5f_text" style:list-style-name="L21">
      <style:paragraph-properties fo:margin-left="1.27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63" style:family="paragraph" style:parent-style-name="Domain_5f_simple_5f_text">
      <style:paragraph-properties fo:margin-left="0cm" fo:margin-right="0cm" fo:text-indent="0cm" style:auto-text-indent="false"/>
      <style:text-properties fo:font-weight="normal" style:font-weight-asian="normal" style:font-weight-complex="normal"/>
    </style:style>
    <style:style style:name="P64" style:family="paragraph" style:parent-style-name="Domain_5f_simple_5f_text" style:list-style-name="L22">
      <style:paragraph-properties fo:margin-left="1.282cm" fo:margin-right="0cm" fo:text-indent="0cm" style:auto-text-indent="false"/>
      <style:text-properties fo:font-weight="normal" style:font-weight-asian="normal" style:font-weight-complex="normal"/>
    </style:style>
    <style:style style:name="P65" style:family="paragraph" style:parent-style-name="Domain_5f_simple_5f_text" style:list-style-name="L22">
      <style:paragraph-properties fo:margin-left="1.282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66" style:family="paragraph" style:parent-style-name="Domain_5f_simple_5f_text" style:list-style-name="L23">
      <style:paragraph-properties fo:margin-left="1.344cm" fo:margin-right="0cm" fo:text-indent="0cm" style:auto-text-indent="false"/>
      <style:text-properties fo:font-weight="normal" style:font-weight-asian="normal" style:font-weight-complex="normal"/>
    </style:style>
    <style:style style:name="P67" style:family="paragraph" style:parent-style-name="Domain_5f_simple_5f_text" style:list-style-name="L23">
      <style:paragraph-properties fo:margin-left="1.344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68" style:family="paragraph" style:parent-style-name="Domain_5f_simple_5f_text" style:list-style-name="L24">
      <style:paragraph-properties fo:margin-left="1.242cm" fo:margin-right="0cm" fo:text-indent="0cm" style:auto-text-indent="false"/>
      <style:text-properties fo:font-weight="normal" style:font-weight-asian="normal" style:font-weight-complex="normal"/>
    </style:style>
    <style:style style:name="P69" style:family="paragraph" style:parent-style-name="Domain_5f_simple_5f_text" style:list-style-name="L24">
      <style:paragraph-properties fo:margin-left="1.242cm" fo:margin-right="0cm" fo:text-indent="0cm" style:auto-text-indent="false">
        <style:tab-stops>
          <style:tab-stop style:position="1.27cm"/>
        </style:tab-stops>
      </style:paragraph-properties>
      <style:text-properties fo:language="en" fo:country="US" fo:font-weight="normal" style:font-weight-asian="normal" style:font-weight-complex="normal"/>
    </style:style>
    <style:style style:name="P70" style:family="paragraph" style:parent-style-name="Domain_5f_simple_5f_text" style:list-style-name="WW8Num59">
      <style:paragraph-properties fo:margin-left="-0.635cm" fo:margin-right="0cm" fo:text-indent="0cm" style:auto-text-indent="false">
        <style:tab-stops>
          <style:tab-stop style:position="3.175cm"/>
        </style:tab-stops>
      </style:paragraph-properties>
    </style:style>
    <style:style style:name="P71" style:family="paragraph" style:parent-style-name="Domain_5f_simple_5f_text" style:list-style-name="WW8Num59">
      <style:paragraph-properties fo:margin-left="-0.635cm" fo:margin-right="0cm" fo:line-height="150%" fo:text-align="justify" style:justify-single-word="false" fo:text-indent="0cm" style:auto-text-indent="false">
        <style:tab-stops>
          <style:tab-stop style:position="3.175cm"/>
        </style:tab-stops>
      </style:paragraph-properties>
      <style:text-properties fo:font-size="14pt" fo:language="ru" fo:country="RU" style:font-size-asian="14pt" style:font-size-complex="14pt"/>
    </style:style>
    <style:style style:name="T1" style:family="text">
      <style:text-properties fo:color="#000080" style:font-name="Courier New1"/>
    </style:style>
    <style:style style:name="T2" style:family="text">
      <style:text-properties fo:color="#008000" style:font-name="Courier New1"/>
    </style:style>
    <style:style style:name="T3" style:family="text">
      <style:text-properties fo:color="#5555ff" style:font-name="Courier New1"/>
    </style:style>
    <style:style style:name="T4" style:family="text">
      <style:text-properties fo:color="#dd0000" style:font-name="Courier New1"/>
    </style:style>
    <style:style style:name="T5" style:family="text">
      <style:text-properties fo:color="#000080"/>
    </style:style>
    <style:style style:name="T6" style:family="text">
      <style:text-properties fo:color="#008000"/>
    </style:style>
    <style:style style:name="T7" style:family="text">
      <style:text-properties fo:color="#5555ff"/>
    </style:style>
    <style:style style:name="T8" style:family="text">
      <style:text-properties fo:color="#dd0000"/>
    </style:style>
    <style:style style:name="T9" style:family="text">
      <style:text-properties fo:color="#a1a100"/>
    </style:style>
    <style:style style:name="T10" style:family="text">
      <style:text-properties fo:color="#0000ff"/>
    </style:style>
    <style:style style:name="T11" style:family="text">
      <style:text-properties style:font-name="Times New Roman1"/>
    </style:style>
    <style:style style:name="T12" style:family="text">
      <style:text-properties fo:font-weight="bold" style:font-weight-asian="bold" style:font-weight-complex="bold"/>
    </style:style>
    <style:style style:name="T13" style:family="text">
      <style:text-properties fo:language="en" fo:country="US" fo:font-weight="bold" style:font-weight-asian="bold" style:font-weight-complex="normal"/>
    </style:style>
    <style:style style:name="T14" style:family="text">
      <style:text-properties fo:font-weight="bold" style:font-weight-asian="bold" style:font-weight-complex="normal"/>
    </style:style>
    <style:style style:name="T15" style:family="text">
      <style:text-properties fo:language="en" fo:country="US"/>
    </style:style>
    <style:style style:name="T16" style:family="text">
      <style:text-properties fo:font-weight="normal" style:font-weight-asian="normal" style:font-weight-complex="normal"/>
    </style:style>
    <style:style style:name="T17" style:family="text">
      <style:text-properties fo:font-weight="normal" style:font-weight-asian="normal"/>
    </style:style>
    <style:style style:name="T18" style:family="text">
      <style:text-properties fo:language="ru" fo:country="RU"/>
    </style:style>
    <style:style style:name="T19"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Принцип работы всей системы автоматизации делегирования доменных имен можно рассмотреть на примере регистрации одного доменного имени.</text:p>
      <text:p text:style-name="P1"><text:tab/>Весь процесс начинается с подачи заявки на делегирования доменного имени. Клиент заходит на стартовую страницу index.php. При этом создается новая сессия пользователя для скриптов PHP, либо загружаются данные старой сессии. При этом удаляются все данных из сессии, которые необходимы для формирования заявки на делегирования доменного имени:</text:p>
      <text:p text:style-name="P1"/>
      <text:p text:style-name="P2"><text:span text:style-name="T1">unset</text:span><text:span text:style-name="T2">(</text:span><text:span text:style-name="T3">$_SESSION</text:span><text:span text:style-name="T2">[</text:span><text:span text:style-name="T4">"firstname"</text:span><text:span text:style-name="T2">]);</text:span></text:p>
      <text:p text:style-name="P3"><text:span text:style-name="T5">unset</text:span><text:span text:style-name="T6">(</text:span><text:span text:style-name="T7">$_SESSION</text:span><text:span text:style-name="T6">[</text:span><text:span text:style-name="T8">"lastname"</text:span><text:span text:style-name="T6">]);</text:span></text:p>
      <text:p text:style-name="P3"><text:span text:style-name="T5">unset</text:span><text:span text:style-name="T6">(</text:span><text:span text:style-name="T7">$_SESSION</text:span><text:span text:style-name="T6">[</text:span><text:span text:style-name="T8">"company"</text:span><text:span text:style-name="T6">]);</text:span></text:p>
      <text:p text:style-name="P3"><text:span text:style-name="T5">unset</text:span><text:span text:style-name="T6">(</text:span><text:span text:style-name="T7">$_SESSION</text:span><text:span text:style-name="T6">[</text:span><text:span text:style-name="T8">"email"</text:span><text:span text:style-name="T6">]);</text:span></text:p>
      <text:p text:style-name="P3"><text:span text:style-name="T5">unset</text:span><text:span text:style-name="T6">(</text:span><text:span text:style-name="T7">$_SESSION</text:span><text:span text:style-name="T6">[</text:span><text:span text:style-name="T8">"country"</text:span><text:span text:style-name="T6">]);</text:span></text:p>
      <text:p text:style-name="P3"><text:span text:style-name="T5">unset</text:span><text:span text:style-name="T6">(</text:span><text:span text:style-name="T7">$_SESSION</text:span><text:span text:style-name="T6">[</text:span><text:span text:style-name="T8">"region"</text:span><text:span text:style-name="T6">]);</text:span></text:p>
      <text:p text:style-name="P3"><text:span text:style-name="T5">unset</text:span><text:span text:style-name="T6">(</text:span><text:span text:style-name="T7">$_SESSION</text:span><text:span text:style-name="T6">[</text:span><text:span text:style-name="T8">"postal"</text:span><text:span text:style-name="T6">]);</text:span></text:p>
      <text:p text:style-name="P3"><text:span text:style-name="T5">unset</text:span><text:span text:style-name="T6">(</text:span><text:span text:style-name="T7">$_SESSION</text:span><text:span text:style-name="T6">[</text:span><text:span text:style-name="T8">"city"</text:span><text:span text:style-name="T6">]);</text:span></text:p>
      <text:p text:style-name="P3"><text:span text:style-name="T5">unset</text:span><text:span text:style-name="T6">(</text:span><text:span text:style-name="T7">$_SESSION</text:span><text:span text:style-name="T6">[</text:span><text:span text:style-name="T8">"address"</text:span><text:span text:style-name="T6">]);</text:span></text:p>
      <text:p text:style-name="P3"><text:span text:style-name="T5">unset</text:span><text:span text:style-name="T6">(</text:span><text:span text:style-name="T7">$_SESSION</text:span><text:span text:style-name="T6">[</text:span><text:span text:style-name="T8">"address2"</text:span><text:span text:style-name="T6">]);</text:span></text:p>
      <text:p text:style-name="P3"><text:span text:style-name="T5">unset</text:span><text:span text:style-name="T6">(</text:span><text:span text:style-name="T7">$_SESSION</text:span><text:span text:style-name="T6">[</text:span><text:span text:style-name="T8">"phone"</text:span><text:span text:style-name="T6">]);</text:span></text:p>
      <text:p text:style-name="P3"><text:span text:style-name="T5">unset</text:span><text:span text:style-name="T6">(</text:span><text:span text:style-name="T7">$_SESSION</text:span><text:span text:style-name="T6">[</text:span><text:span text:style-name="T8">"fax"</text:span><text:span text:style-name="T6">]);</text:span></text:p>
      <text:p text:style-name="P3"><text:span text:style-name="T5">unset</text:span><text:span text:style-name="T6">(</text:span><text:span text:style-name="T7">$_SESSION</text:span><text:span text:style-name="T6">[</text:span><text:span text:style-name="T8">"patent"</text:span><text:span text:style-name="T6">]);</text:span></text:p>
      <text:p text:style-name="P3"><text:span text:style-name="T5">unset</text:span><text:span text:style-name="T6">(</text:span><text:span text:style-name="T7">$_SESSION</text:span><text:span text:style-name="T6">[</text:span><text:span text:style-name="T8">"patent_date"</text:span><text:span text:style-name="T6">]);</text:span></text:p>
      <text:p text:style-name="P3"><text:span text:style-name="T5">unset</text:span><text:span text:style-name="T6">(</text:span><text:span text:style-name="T7">$_SESSION</text:span><text:span text:style-name="T6">[</text:span><text:span text:style-name="T8">"old_domain"</text:span><text:span text:style-name="T6">]);</text:span></text:p>
      <text:p text:style-name="P3"><text:span text:style-name="T5">unset</text:span><text:span text:style-name="T6">(</text:span><text:span text:style-name="T7">$_SESSION</text:span><text:span text:style-name="T6">[</text:span><text:span text:style-name="T8">"client_patent_flag"</text:span><text:span text:style-name="T6">]);</text:span></text:p>
      <text:p text:style-name="P4"><text:span text:style-name="T5">unset</text:span><text:span text:style-name="T6">(</text:span><text:span text:style-name="T7">$_SESSION</text:span><text:span text:style-name="T6">[</text:span><text:span text:style-name="T8">"client_selected_domain"</text:span><text:span text:style-name="T6">]);</text:span></text:p>
      <text:p text:style-name="P1"><text:tab/>После, отрабатывает smarty-класс, необхзодимый для отображения всей страницы, а клиент видит <text:s/>себя на мониторе ссылку для начала регистрации доменов.</text:p>
      <text:p text:style-name="P1"><text:tab/>Нажав на эту ссылку, клиент попадает на страницу select_domain.php, в котором ему предлагается выбрать доменные зоны, в которых он желает зарегистрировать доменную зону. Скрипт проверяет был ли он вызван последующим скриптом, для того, чтобы сохранить данные сессии, которые он сгенерирует в процессе работы. Если переменная либо была установлена, либо не равна нулю, скрипт не будет уничтожать данные. Далее, скрипт выбирает из Базы Данных необходимые данные о доменных зонах, в которых будет предоставлять услуга делегирования, и вызывает smarty класс, для того чтобы, отобразить список этих доменных зон. После этого, работа скрипта завершается, и на кране у пользователя появляется все необходимая информация для выбора доменного имени и доменных зон.</text:p>
      <text:p text:style-name="P1"><text:tab/>После выбора доменного имени и доменных зон, пользователь нажимает кнопку «Продолжить», и попадает на скрипт check_domain_result.php. Этот скрипт предназначен для определения, являются ли доменные доны, которые выбрал пользователь свободными либо занятыми. Скрипт проверяет был ли он вызван последующим скриптом, для того, чтобы сохранить данные сессии, которые он сгенерирует в процессе работы. Если переменная либо была установлена, либо не равна нулю, скрипт не будет уничтожать данные. Если переменная была установлена, будут выполнены следующие действия:</text:p>
      <text:p text:style-name="P1"/>
      <text:p text:style-name="P3"><text:span text:style-name="T9">if</text:span><text:span text:style-name="T6">(</text:span>is_empty<text:span text:style-name="T6">(</text:span><text:span text:style-name="T7">$_SESSION</text:span><text:span text:style-name="T6">[</text:span><text:span text:style-name="T8">"client_free_zones_count"</text:span><text:span text:style-name="T6">]))</text:span></text:p>
      <text:p text:style-name="P5"><text:span text:style-name="T7"><text:tab/>$_SESSION</text:span><text:span text:style-name="T6">[</text:span><text:span text:style-name="T8">"client_free_zones_count"</text:span><text:span text:style-name="T6">]</text:span> = <text:span text:style-name="T10">0</text:span><text:span text:style-name="T6">;</text:span></text:p>
      <text:p text:style-name="P5"><text:span text:style-name="T9">for</text:span><text:span text:style-name="T6">(</text:span><text:span text:style-name="T7">$i </text:span>= 0<text:span text:style-name="T6">; </text:span><text:span text:style-name="T7">$i </text:span>&lt; <text:span text:style-name="T7">$_SESSION</text:span><text:span text:style-name="T6">[</text:span><text:span text:style-name="T8">"client_free_zones_count"</text:span><text:span text:style-name="T6">]; </text:span><text:span text:style-name="T7">$i</text:span>++<text:span text:style-name="T6">)</text:span></text:p>
      <text:p text:style-name="P5"><text:span text:style-name="T5"><text:tab/>unset</text:span><text:span text:style-name="T6">(</text:span><text:span text:style-name="T7">$_SESSION</text:span><text:span text:style-name="T6">[</text:span><text:span text:style-name="T8">"client_free_zone_"</text:span>.<text:span text:style-name="T7">$i</text:span><text:span text:style-name="T6">]);</text:span></text:p>
      <text:p text:style-name="P5"><text:span text:style-name="T7">$_SESSION</text:span><text:span text:style-name="T6">[</text:span><text:span text:style-name="T8">"client_free_zones_count"</text:span><text:span text:style-name="T6">]</text:span> = <text:span text:style-name="T10">0</text:span><text:span text:style-name="T6">;</text:span></text:p>
      <text:p text:style-name="P6"/>
      <text:p text:style-name="P5"><text:span text:style-name="T9">if</text:span><text:span text:style-name="T6">(</text:span>is_empty<text:span text:style-name="T6">(</text:span><text:span text:style-name="T7">$_SESSION</text:span><text:span text:style-name="T6">[</text:span><text:span text:style-name="T8">"client_used_zones_count"</text:span><text:span text:style-name="T6">]))</text:span></text:p>
      <text:p text:style-name="P5"><text:span text:style-name="T7"><text:tab/>$_SESSION</text:span><text:span text:style-name="T6">[</text:span><text:span text:style-name="T8">"client_used_zones_count"</text:span><text:span text:style-name="T6">]</text:span> = <text:span text:style-name="T10">0</text:span><text:span text:style-name="T6">;</text:span></text:p>
      <text:p text:style-name="P5"><text:span text:style-name="T9">for</text:span><text:span text:style-name="T6">(</text:span><text:span text:style-name="T7">$i</text:span> = <text:span text:style-name="T10">0</text:span><text:span text:style-name="T6">;</text:span> <text:span text:style-name="T7">$i</text:span> &lt; <text:span text:style-name="T7">$_SESSION</text:span><text:span text:style-name="T6">[</text:span><text:span text:style-name="T8">"client_used_zones_count"</text:span><text:span text:style-name="T6">];</text:span> <text:span text:style-name="T7">$i</text:span>++<text:span text:style-name="T6">)</text:span></text:p>
      <text:p text:style-name="P5"><text:span text:style-name="T5"><text:tab/>unset</text:span><text:span text:style-name="T6">(</text:span><text:span text:style-name="T7">$_SESSION</text:span><text:span text:style-name="T6">[</text:span><text:span text:style-name="T8">"client_used_zone_"</text:span>.<text:span text:style-name="T7">$i</text:span><text:span text:style-name="T6">]);</text:span></text:p>
      <text:p text:style-name="P7"><text:span text:style-name="T7">$_SESSION</text:span><text:span text:style-name="T6">[</text:span><text:span text:style-name="T8">"client_used_zones_count"</text:span><text:span text:style-name="T6">]</text:span> = <text:span text:style-name="T10">0</text:span><text:span text:style-name="T6">;</text:span></text:p>
      <text:p text:style-name="P1"><text:tab/>Эти действия предназначены для очистки тех переменных сессии пользователя, которые будут сгенерированы этим скриптом. Далее, скрипт начинает считывать информацию из массива $_HTTP_POST_VARS, с целью определить какие доменные зоны клиент выбрал, а какие нет. Также из этого массива можно определить какой доменное имя выбрал клиент в качестве доменного имени для регистрации. Последовательно происходит проверка каждого доменного имени, и результат проверки записывается в специальные переменные сессии пользователя. Таким образом, мы решаем проблему подмены информации пользователем. Вся необходимая информация храниться в сессии пользователя, доступ к которой имеет только PHP скрипт, <text:s/>а так как его работа отточена, то он не допускает ошибок и выполняет правильные необходимые действия, при заданных входных данных (сессия пользователя, а также переменная $_HTTP_POST_VARS). В итоге, мы имеем массив $zones, в котором хранится информация о всех доменных зонах, которые клиент пожелал выбрать. Далее, и этого массива строятся переменные пользовательской сессии для работы дальнейших скриптов, а также переменные необходимые для работы smarty класса. В итоге, скрипт check_domain_result.php использует в совей работе такие переменные:</text:p>
      <text:list text:style-name="L1">
        <text:list-item>
          <text:p text:style-name="P8">переменные из массива $_HTTP_POST_VARS:</text:p>
        </text:list-item>
      </text:list>
      <text:list text:style-name="L2">
        <text:list-item>
          <text:p text:style-name="P9">domain_zone_#, где # - номер доменной зоны</text:p>
        </text:list-item>
        <text:list-item>
          <text:p text:style-name="P9">domain_to_check – доменное имя, которое клиент хочет зарегистрировать в доменных зонах domain_zone_#.</text:p>
        </text:list-item>
      </text:list>
      <text:p text:style-name="P1"/>
      <text:p text:style-name="P1">В свою очередь, это скрипт создает такие переменные:</text:p>
      <text:list text:style-name="L3">
        <text:list-item>
          <text:p text:style-name="P10">переменные массива $_SESSION:</text:p>
        </text:list-item>
      </text:list>
      <text:list text:style-name="L4">
        <text:list-item>
          <text:p text:style-name="P11">free_zones_count – количество доменных свободных имен</text:p>
        </text:list-item>
        <text:list-item>
          <text:p text:style-name="P11">free_zone_# – номер доменной зоны, в которой происходила проверка, и результат – зона свободна</text:p>
        </text:list-item>
        <text:list-item>
          <text:p text:style-name="P11">used_zones_count – количество занятых свободных имен</text:p>
        </text:list-item>
        <text:list-item>
          <text:p text:style-name="P11">used_zone_$ – номер доменной зоны, в которой происходила проверка, и результат – зона занята</text:p>
        </text:list-item>
        <text:list-item>
          <text:p text:style-name="P11">selected_domain – выбранное пользователем доменное имя</text:p>
        </text:list-item>
      </text:list>
      <text:list text:style-name="L3" text:continue-numbering="true">
        <text:list-item>
          <text:p text:style-name="P10">переменные масива $_HTTP_POST_VARS:</text:p>
        </text:list-item>
      </text:list>
      <text:list text:style-name="L5">
        <text:list-item>
          <text:p text:style-name="P12">domain_zone_# – набор доменных зон для дальнейшей регистрации</text:p>
        </text:list-item>
      </text:list>
      <text:p text:style-name="P1"/>
      <text:p text:style-name="P1"/>
      <text:p text:style-name="P1"><text:tab/>Таким образом, скрипт check_domain_result.php проверяет доменные зоны – свободны ли они, и показывает результат на экране. Те доменные зоны, которые свободны – отображаются на экране у пользователя с грифом «регистрация». Те доменные зоны, которые заняты – отображаются на экране у пользователя с грифом «трансфер». Те доменные зоны, которые зарегистрированы в базе данных <text:s/>системы автоматизации делегирования – отображаются на экране у пользователя без грифа, и их выбор, как зон для последующей регистрации, запрещен. Далее, пользователь выбирает доменные зоны, и жмет «Продолжить», и попадает на скрипт order.php. Этот скрипт предназначен для ввода персональных данных о пользователя, таких как имя, фамилия, название компани, адрес электронной почты, область, город, почтовый код, адрес, телефон, номер факса, номер патента и его дата выпуска, если доменная зона, в которой пользователь хочет зарегистрировать домен, требует наличия патента на торговую марку. Скрипт проверяет был ли он вызван последующим скриптом, для того, чтобы сохранить данные сессии, которые он сгенерирует в процессе работы. Если переменная либо была установлена, либо не равна нулю, скрипт не будет уничтожать данные. Если переменная была установлена, будут выполнены следующие действия:</text:p>
      <text:p text:style-name="P1"/>
      <text:p text:style-name="P3"><text:span text:style-name="T9">if</text:span><text:span text:style-name="T6">(is_empty(</text:span><text:span text:style-name="T7">$_SESSION</text:span><text:span text:style-name="T6">[</text:span><text:span text:style-name="T8">"client_selected_zones_count"</text:span><text:span text:style-name="T6">]))</text:span></text:p>
      <text:p text:style-name="P5"><text:span text:style-name="T7"><text:tab/>$_SESSION</text:span><text:span text:style-name="T6">[</text:span><text:span text:style-name="T8">"client_selected_zones_count"</text:span><text:span text:style-name="T6">]</text:span> = <text:span text:style-name="T10">0</text:span><text:span text:style-name="T6">;</text:span></text:p>
      <text:p text:style-name="P5"><text:span text:style-name="T9">for</text:span><text:span text:style-name="T6">(</text:span><text:span text:style-name="T7">$i</text:span> = <text:span text:style-name="T10">0</text:span><text:span text:style-name="T6">;</text:span> <text:span text:style-name="T7">$i</text:span> &lt; <text:span text:style-name="T7">$_SESSION</text:span><text:span text:style-name="T6">[</text:span><text:span text:style-name="T8">"client_selected_zones_count"</text:span><text:span text:style-name="T6">];</text:span> <text:span text:style-name="T7">$i</text:span>++<text:span text:style-name="T6">)</text:span> {</text:p>
      <text:p text:style-name="P5"><text:span text:style-name="T5"><text:tab/>unset</text:span><text:span text:style-name="T6">(</text:span><text:span text:style-name="T7">$_SESSION</text:span><text:span text:style-name="T6">[</text:span><text:span text:style-name="T8">"client_selected_zone_"</text:span>.<text:span text:style-name="T7">$i</text:span><text:span text:style-name="T6">]);</text:span></text:p>
      <text:p text:style-name="P5"><text:span text:style-name="T5"><text:tab/>unset</text:span><text:span text:style-name="T6">(</text:span><text:span text:style-name="T7">$_SESSION</text:span><text:span text:style-name="T6">[</text:span><text:span text:style-name="T8">"client_selected_status_zone_"</text:span>.<text:span text:style-name="T7">$i</text:span><text:span text:style-name="T6">]);</text:span></text:p>
      <text:p text:style-name="P5"><text:span text:style-name="T5"><text:tab/>unset</text:span><text:span text:style-name="T6">(</text:span><text:span text:style-name="T7">$_SESSION</text:span><text:span text:style-name="T6">[</text:span><text:span text:style-name="T8">"client_selected_term_zone_"</text:span>.<text:span text:style-name="T7">$i</text:span><text:span text:style-name="T6">]);</text:span></text:p>
      <text:p text:style-name="P5">}</text:p>
      <text:p text:style-name="P7"><text:span text:style-name="T7">$_SESSION</text:span><text:span text:style-name="T6">[</text:span><text:span text:style-name="T8">"client_selected_zones_count"</text:span><text:span text:style-name="T6">]</text:span> = <text:span text:style-name="T10">0</text:span><text:span text:style-name="T6">;</text:span></text:p>
      <text:p text:style-name="P13"><text:tab/><text:span text:style-name="T11">Эти действия предназначены для очистки тех переменных сессии пользователя, которые будут сгенерированы этим скриптом. Далее, скрипт начинает считывать информацию из массива $_HTTP_POST_VARS, с целью определить какие доменные зоны клиент выбрал, а какие нет. Также из этого массива можно определить какой доменное имя выбрал клиент в качестве доменного имени для регистрации. Последовательно происходит проверка каждого доменного имени, и результат проверки записывается в специальные переменные сессии пользователя. Таким образом, мы решаем проблему подмены информации пользователем. Вся необходимая информация храниться в сессии пользователя, доступ к которой имеет только PHP скрипт, <text:s/>а так как его работа отточена, то он не допускает ошибок и выполняет правильные необходимые действия, при заданных входных данных (сессия пользователя, а также переменная $_HTTP_POST_VARS). В итоге, мы имеем массив $selected_zones, в котором хранится информация о всех доменных зонах, которые клиент пожелал выбрать. Далее, и этого массива строятся переменные пользовательской сессии для работы дальнейших скриптов, а также переменные необходимые для работы smarty класса. В итоге, скрипт check_domain_result.php использует в совей работе такие переменные:</text:span></text:p>
      <text:list text:style-name="L6">
        <text:list-item>
          <text:p text:style-name="P14">переменные из массива $_HTTP_POST_VARS:</text:p>
        </text:list-item>
      </text:list>
      <text:list text:style-name="L7">
        <text:list-item>
          <text:p text:style-name="P15">domain_zone_#, где # - номер доменной зоны</text:p>
        </text:list-item>
        <text:list-item>
          <text:p text:style-name="P15">domain_to_check – доменное имя, которое клиент хочет зарегистрировать в доменных зонах domain_zone_#.</text:p>
        </text:list-item>
      </text:list>
      <text:p text:style-name="P1"/>
      <text:p text:style-name="P1">В свою очередь, это скрипт создает такие переменные:</text:p>
      <text:list text:style-name="L8">
        <text:list-item>
          <text:p text:style-name="P16">переменные массива $_SESSION:</text:p>
        </text:list-item>
      </text:list>
      <text:list text:style-name="L9">
        <text:list-item>
          <text:p text:style-name="P17">selected_zones_count – количество доменных свободных имен</text:p>
        </text:list-item>
        <text:list-item>
          <text:p text:style-name="P17">selected_zone_# – номер выбранной доменной зоны</text:p>
        </text:list-item>
        <text:list-item>
          <text:p text:style-name="P17">selected_term_zone_# – срок делегирования выбранной доменной зоны</text:p>
        </text:list-item>
        <text:list-item>
          <text:p text:style-name="P17">selected_status_zone_# – статус выбранной доменной зоны</text:p>
        </text:list-item>
        <text:list-item>
          <text:p text:style-name="P17">selected_domain – выбранное пользователем доменное имя</text:p>
        </text:list-item>
      </text:list>
      <text:list text:style-name="L8" text:continue-numbering="true">
        <text:list-item>
          <text:p text:style-name="P16">переменные масива $_HTTP_POST_VARS:</text:p>
        </text:list-item>
      </text:list>
      <text:list text:style-name="L10">
        <text:list-item>
          <text:p text:style-name="P18">domain_zone_# – набор доменных зон для дальнейшей регистрации</text:p>
        </text:list-item>
      </text:list>
      <text:p text:style-name="P1"/>
      <text:p text:style-name="P1"/>
      <text:p text:style-name="P1"><text:tab/>Таким образом, скрипт order.php проверяет доменные зоны – свободны ли они, и показывает результат на экране. Те доменные зоны, которые свободны – отображаются на экране у пользователя с грифом «регистрация». Те доменные зоны, которые заняты – отображаются на экране у пользователя с грифом «трансфер». Те доменные зоны, которые зарегистрированы в базе данных <text:s/>системы автоматизации делегирования – отображаются на экране у пользователя без грифа, и их выбор, как зон для последующей регистрации, запрещен. Далее, пользователь выбирает доменные зоны, и жмет «Продолжить», и попадает на скрипт confirm.php. Этот скрипт предназначен для подтверждения введенных персональных данных о пользователя, таких как имя, фамилия, название компани, адрес электронной почты, область, город, почтовый код, адрес, телефон, номер факса, номер патента и его дата выпуска, если доменная зона, в которой пользователь хочет зарегистрировать домен, требует наличия патента на торговую марку. Скрипт проверяет был ли он вызван последующим скриптом, для того, чтобы сохранить данные сессии, которые он сгенерирует в процессе работы. Если переменная либо была установлена, либо не равна нулю, скрипт не будет уничтожать данные. Если переменная была установлена, будут выполнены следующие действия:</text:p>
      <text:p text:style-name="P1"/>
      <text:p text:style-name="P3"><text:span text:style-name="T9">if</text:span><text:span text:style-name="T6">(is_empty(</text:span><text:span text:style-name="T7">$_SESSION</text:span><text:span text:style-name="T6">[</text:span><text:span text:style-name="T8">"client_selected_zones_count"</text:span><text:span text:style-name="T6">]))</text:span></text:p>
      <text:p text:style-name="P5"><text:span text:style-name="T7"><text:tab/>$_SESSION</text:span><text:span text:style-name="T6">[</text:span><text:span text:style-name="T8">"client_selected_zones_count"</text:span><text:span text:style-name="T6">]</text:span> = <text:span text:style-name="T10">0</text:span><text:span text:style-name="T6">;</text:span></text:p>
      <text:p text:style-name="P5"><text:span text:style-name="T9">for</text:span><text:span text:style-name="T6">(</text:span><text:span text:style-name="T7">$i</text:span> = <text:span text:style-name="T10">0</text:span><text:span text:style-name="T6">;</text:span> <text:span text:style-name="T7">$i</text:span> &lt; <text:span text:style-name="T7">$_SESSION</text:span><text:span text:style-name="T6">[</text:span><text:span text:style-name="T8">"client_selected_zones_count"</text:span><text:span text:style-name="T6">];</text:span> <text:span text:style-name="T7">$i</text:span>++<text:span text:style-name="T6">)</text:span> {</text:p>
      <text:p text:style-name="P5"><text:span text:style-name="T5"><text:tab/>unset</text:span><text:span text:style-name="T6">(</text:span><text:span text:style-name="T7">$_SESSION</text:span><text:span text:style-name="T6">[</text:span><text:span text:style-name="T8">"client_selected_zone_"</text:span>.<text:span text:style-name="T7">$i</text:span><text:span text:style-name="T6">]);</text:span></text:p>
      <text:p text:style-name="P5"><text:span text:style-name="T5"><text:tab/>unset</text:span><text:span text:style-name="T6">(</text:span><text:span text:style-name="T7">$_SESSION</text:span><text:span text:style-name="T6">[</text:span><text:span text:style-name="T8">"client_selected_status_zone_"</text:span>.<text:span text:style-name="T7">$i</text:span><text:span text:style-name="T6">]);</text:span></text:p>
      <text:p text:style-name="P5"><text:span text:style-name="T5"><text:tab/>unset</text:span><text:span text:style-name="T6">(</text:span><text:span text:style-name="T7">$_SESSION</text:span><text:span text:style-name="T6">[</text:span><text:span text:style-name="T8">"client_selected_term_zone_"</text:span>.<text:span text:style-name="T7">$i</text:span><text:span text:style-name="T6">]);</text:span></text:p>
      <text:p text:style-name="P5">}</text:p>
      <text:p text:style-name="P7"><text:span text:style-name="T7">$_SESSION</text:span><text:span text:style-name="T6">[</text:span><text:span text:style-name="T8">"client_selected_zones_count"</text:span><text:span text:style-name="T6">]</text:span> = <text:span text:style-name="T10">0</text:span><text:span text:style-name="T6">;</text:span></text:p>
      <text:p text:style-name="P13"><text:tab/><text:span text:style-name="T11">Эти действия предназначены для очистки тех переменных сессии пользователя, которые будут сгенерированы этим скриптом. Далее, скрипт начинает считывать информацию из массива $_HTTP_POST_VARS, с целью определить какие доменные зоны клиент выбрал, а какие нет. Также из этого массива можно определить какой доменное имя выбрал клиент в качестве доменного имени для регистрации. Последовательно происходит проверка каждого доменного имени, и результат проверки записывается в специальные переменные сессии пользователя. Таким образом, мы решаем проблему подмены информации пользователем. Вся необходимая информация храниться в сессии пользователя, доступ к которой имеет только PHP скрипт, <text:s/>а так как его работа отточена, то он не допускает ошибок и выполняет правильные необходимые действия, при заданных входных данных (сессия пользователя, а также переменная $_HTTP_POST_VARS). В итоге, мы имеем массив $selected_zones, в котором хранится информация о всех доменных зонах, которые клиент пожелал выбрать. Далее, и этого массива строятся переменные пользовательской сессии для работы дальнейших скриптов, а также переменные необходимые для работы smarty класса. В итоге, скрипт check_domain_result.php использует в совей работе такие переменные:</text:span></text:p>
      <text:list text:style-name="L11">
        <text:list-item>
          <text:p text:style-name="P19">переменные из массива $_HTTP_POST_VARS:</text:p>
        </text:list-item>
      </text:list>
      <text:list text:style-name="L12">
        <text:list-item>
          <text:p text:style-name="P20">domain_zone_#, где # - номер доменной зоны</text:p>
        </text:list-item>
        <text:list-item>
          <text:p text:style-name="P20">domain_to_check – доменное имя, которое клиент хочет зарегистрировать в доменных зонах domain_zone_#.</text:p>
        </text:list-item>
      </text:list>
      <text:p text:style-name="P1"/>
      <text:p text:style-name="P1">В свою очередь, это скрипт создает такие переменные:</text:p>
      <text:list text:style-name="L13">
        <text:list-item>
          <text:p text:style-name="P21">переменные массива $_SESSION:</text:p>
        </text:list-item>
      </text:list>
      <text:list text:style-name="L14">
        <text:list-item>
          <text:p text:style-name="P22">selected_zones_count – количество доменных свободных имен</text:p>
        </text:list-item>
        <text:list-item>
          <text:p text:style-name="P22">selected_zone_# – номер выбранной доменной зоны</text:p>
        </text:list-item>
        <text:list-item>
          <text:p text:style-name="P22">selected_term_zone_# – срок делегирования выбранной доменной зоны</text:p>
        </text:list-item>
        <text:list-item>
          <text:p text:style-name="P22">selected_status_zone_# – статус выбранной доменной зоны</text:p>
        </text:list-item>
        <text:list-item>
          <text:p text:style-name="P22">selected_domain – выбранное пользователем доменное имя</text:p>
        </text:list-item>
      </text:list>
      <text:list text:style-name="L13" text:continue-numbering="true">
        <text:list-item>
          <text:p text:style-name="P21">переменные масива $_HTTP_POST_VARS:</text:p>
        </text:list-item>
      </text:list>
      <text:list text:style-name="L15">
        <text:list-item>
          <text:p text:style-name="P23">domain_zone_# – набор доменных зон для дальнейшей регистрации</text:p>
        </text:list-item>
      </text:list>
      <text:p text:style-name="P1"/>
      <text:p text:style-name="P1"/>
      <text:p text:style-name="P1"><text:tab/>Таким образом, скрипт order.php проверяет доменные зоны – свободны ли они, и показывает результат на экране. Те доменные зоны, которые свободны – отображаются на экране у пользователя с грифом «регистрация». Те доменные зоны, которые заняты – отображаются на экране у пользователя с грифом «трансфер». Те доменные зоны, которые зарегистрированы в базе данных <text:s/>системы автоматизации делегирования – отображаются на экране у пользователя без грифа, и их выбор, как зон для последующей регистрации, запрещен. Далее, пользователь выбирает доменные зоны, и жмет «Продолжить».</text:p>
      <text:p text:style-name="P24"><text:tab/>После, пользователь попадает на скрипт finish.php, который читает переданные ему данные из массива пользовательской сессии $_SESSION, и формирует заявки на делегирования доменных имен из этих данных. При этом, заявки на делегирования помечаются как не активированные, таким образом, клиенту надо будет активировать свою заявку. Это сделано для того, чтобы пользователь подтвердил свою заявку сам, так как подтверждение будет переслано по почте, и только владелец почтового ящика может сам подтвердить свою заявку. Таким образом, пользователю следует зайти на свой почтовый ящик, и подтвердить свою заявку. Когда пользователь откроет электронное письма, в нем он увидит благодарность за проявленные интерес к нашему сервису, а также ссылку, по которой он сможет подтвердить свою заявку. Когда пользователь перейдет по этой ссылке, он попадет на скрипт cand.php – этот скрипт выбирает данные из таблицы confirm запись, с уникальным идентификатором, переданным скрипту от пользователя. В процессе работы скрипт помечает клиента и домены, которые он хочет зарегистрировать, как активированные, и удаляет запись из таблицы <text:s/>confirm о том, что пользователь не прошел активизацию. После активизации, домен не отправляется за техническую реализацию, так как пользователь еще не оплатил регистрацию домена. После активации своей заявки, пользователя оправляет письмо, с просьбой оплатить домены, выбранные им для регистрации. Указывается стоимость всех доменов, а также, если это необходимо, в письме говорится о том, что клиент должен передать данные патента на торговый знак, для регистрации доменов, которые этого требуют.</text:p>
      <text:p text:style-name="P24"><text:tab/>После этих действий, можно говорить о том, что заявка на делегирование подана, и все формальности для этого соблюдены. Все что остается делать – это ожидать оплаты от клиента.</text:p>
      <text:p text:style-name="P24"/>
      <text:p text:style-name="P24"><text:tab/>Рассмотрим теперь процесс подачи заявки на делегирования доменного имени с точки зрения регистратора доменных имен – то есть, с точки зрения системы автоматизации делегирования доменных имен.</text:p>
      <text:p text:style-name="P24"><text:tab/>Какая-либо информация о заявке на делегирование доменных имен появляется в системе автоматизации появляется после отработки скрипта finish.php. Имеено он вносит данные о пользователе (если такого нет в нашей базе данных), а также вносит информацию о доменных именах в базу данных системы автоматизации. При этом, администратор (так мы будем называть человека, работающего с системой автоматизации делегирования доменных имен) может видеть поступившие но не активированные заявки на делегирования доменных имен. При желании, администратор может активировать один из доменов, которые пожелал зарегистрировать клиент. Эти действия никак не помешают клиенту активировать другие домены. Допустим, <text:s/>в случае проблем с ссылкой для активации (клиент случайно удалил письмо), он может позвонить на фирму, и попросить активировать его заявки. Также, администратор может удалить заявки на делегирования доменов, которые возможно сфальсифицированы. При удалении всех доменов клиента – клиент <text:s/>удаляется автоматически. При удалении клиента – удаляются все доменные зоны, которые ему принадлежали. На самом деле, ни одна доменная зона не удаляется само по себе – ее удаление - <text:s/>это фикция. В базе данных такой клиент либо домен просто помечаются как удаленные. Однако, и удалить из базы данных таку заявку также можно. Таким образом, предоставляется полный контроль над пользователя.</text:p>
      <text:p text:style-name="P24"><text:tab/>Далее, когда пользователь будет активирован, его можно будет отправить на техническую реализацию – что означает – начать создание его доменных зон. Создавать (посылать на техническую реализацию) можно как все сразу доменные зоны, так и одну из его зон. То есть, когда клиент оплатил, допустим, один из заказанных доменов, администратор может отправить такой домен на техническую реализации, и только этот домен. При оплате других доменов – другие домены также будут отправлены на техническую реализации. При посылке на техническую реализации хотя бы одного из доменов клиента, клиент автоматически переходит из статуса кандидата в клиенты, в статус полноценного клиента. Также, все домены-кандидаты на это же доменное имя, которое было послано на техническую реализации, также должны быть удалены, а клиентам, которые пожелали заказать такое доменное имя, должно быть послано уведомление о том, что такое доменное имя уже было зарегистрировано, в общем, они не успели.</text:p>
      <text:p text:style-name="P25">База данных информационно-управляющей системы</text:p>
      <text:p text:style-name="P26"/>
      <text:p text:style-name="P27"><text:tab/>Список таблиц базы данных информационно-управляющей системы делегирования доменных имен.</text:p>
      <text:list text:style-name="L16">
        <text:list-item>
          <text:p text:style-name="P28">domain_zone_type</text:p>
        </text:list-item>
        <text:list-item>
          <text:p text:style-name="P28">country_info</text:p>
        </text:list-item>
        <text:list-item>
          <text:p text:style-name="P28">admin_table</text:p>
        </text:list-item>
        <text:list-item>
          <text:p text:style-name="P28">ns_list</text:p>
        </text:list-item>
        <text:list-item>
          <text:p text:style-name="P28">mx_list</text:p>
        </text:list-item>
        <text:list-item>
          <text:p text:style-name="P28">root_zone</text:p>
        </text:list-item>
        <text:list-item>
          <text:p text:style-name="P28">ns_of_root_zone</text:p>
        </text:list-item>
        <text:list-item>
          <text:p text:style-name="P28">mx_of_root_zone</text:p>
        </text:list-item>
        <text:list-item>
          <text:p text:style-name="P28">client_candidate</text:p>
        </text:list-item>
        <text:list-item>
          <text:p text:style-name="P28">client</text:p>
        </text:list-item>
        <text:list-item>
          <text:p text:style-name="P28">client_info</text:p>
        </text:list-item>
        <text:list-item>
          <text:p text:style-name="P28">confirm</text:p>
        </text:list-item>
        <text:list-item>
          <text:p text:style-name="P28">domain_candidate</text:p>
        </text:list-item>
        <text:list-item>
          <text:p text:style-name="P28">domain_zone</text:p>
        </text:list-item>
        <text:list-item>
          <text:p text:style-name="P28">domain_zone_cfg</text:p>
        </text:list-item>
        <text:list-item>
          <text:p text:style-name="P28">domain_zone_state</text:p>
        </text:list-item>
        <text:list-item>
          <text:p text:style-name="P28">domain_records</text:p>
        </text:list-item>
        <text:list-item>
          <text:p text:style-name="P28">temporary_file</text:p>
        </text:list-item>
      </text:list>
      <text:p text:style-name="P29"/>
      <text:p text:style-name="P30"><text:tab/>Назначение таблиц базы данных информационно-управляющей системы:</text:p>
      <text:p text:style-name="P30"><text:tab/><text:span text:style-name="T12">domain_zone_type</text:span> – таблица предназначена для хранения информации о типах доменных зон.</text:p>
      <text:p text:style-name="P30"><text:tab/><text:span text:style-name="T12">country_info</text:span> – таблица предназначена для хранения информации о странах.</text:p>
      <text:p text:style-name="P30"><text:span text:style-name="T12"><text:tab/>admin_table</text:span> – таблица предназначена для хранения информации о администраторах.</text:p>
      <text:p text:style-name="P31"><text:span text:style-name="T13">ns</text:span><text:span text:style-name="T14">_</text:span><text:span text:style-name="T13">list</text:span><text:span text:style-name="T14"> </text:span>– таблица предназначена для хранения информации о <text:span text:style-name="T15">NS</text:span> серверах регистратора. Здесь хранится информация о:</text:p>
      <text:list text:style-name="WW8Num16">
        <text:list-item>
          <text:p text:style-name="P32">название <text:span text:style-name="T15">NS</text:span> сервера регистратора;</text:p>
        </text:list-item>
        <text:list-item>
          <text:p text:style-name="P32">доменное <text:span text:style-name="T15">NS</text:span> сервера регистратора;</text:p>
        </text:list-item>
        <text:list-item>
          <text:p text:style-name="P32"><text:span text:style-name="T15">IP</text:span> адрес <text:span text:style-name="T15">NS</text:span> сервера регистратора.</text:p>
        </text:list-item>
      </text:list>
      <text:p text:style-name="P30"><text:span text:style-name="T13"><text:tab/>mx</text:span><text:span text:style-name="T14">_</text:span><text:span text:style-name="T13">list</text:span><text:span text:style-name="T14"> </text:span>– таблица предназначена для хранения информации о <text:span text:style-name="T15">MX</text:span> серверах регистратора. Здесь хранится информация о:</text:p>
      <text:list text:style-name="WW8Num54">
        <text:list-item>
          <text:p text:style-name="P33">название <text:span text:style-name="T15">MX</text:span> сервера регистратора;</text:p>
        </text:list-item>
        <text:list-item>
          <text:p text:style-name="P33">доменное <text:span text:style-name="T15">MX</text:span> сервера регистратора;</text:p>
        </text:list-item>
        <text:list-item>
          <text:p text:style-name="P33"><text:span text:style-name="T15">IP</text:span> адрес <text:span text:style-name="T15">MX</text:span> сервера регистратора.</text:p>
        </text:list-item>
      </text:list>
      <text:p text:style-name="P31"><text:span text:style-name="T14">root_zone </text:span>– таблицы предназначена для хранения информации, касающейся доменных зон, в которых регистратор предоставляет услуги делегирования доменных имен. Эта таблица полностью описывает доменную зону, в пределах, необходимых для делегирования. Содержащаяся информация представляет собой перечень из:</text:p>
      <text:list text:style-name="WW8Num56">
        <text:list-item>
          <text:p text:style-name="P34">названия доменной зоны;</text:p>
        </text:list-item>
        <text:list-item>
          <text:p text:style-name="P34">максимального срока делегирования доменов (в годах);</text:p>
        </text:list-item>
        <text:list-item>
          <text:p text:style-name="P34">длительность этапа инициализации (в днях);</text:p>
        </text:list-item>
        <text:list-item>
          <text:p text:style-name="P34">срок перевода домена в состояние <text:span text:style-name="T15">HOLD</text:span>;</text:p>
        </text:list-item>
        <text:list-item>
          <text:p text:style-name="P34">стоимость услуги делегирования в этой зоне на протяжении одного года;</text:p>
        </text:list-item>
        <text:list-item>
          <text:p text:style-name="P34">электронный адрес администратора для подачи заявок;</text:p>
        </text:list-item>
        <text:list-item>
          <text:p text:style-name="P34">состояние доменной зоны – возможно или нет делегирование в зоне.</text:p>
        </text:list-item>
      </text:list>
      <text:p text:style-name="P31"><text:span text:style-name="T13">ns_of_root_zone</text:span><text:span text:style-name="T14"> </text:span>– таблица предназначена для хранения информации о принадлежности к доменной зоны <text:span text:style-name="T15">NS</text:span> серверов. Таблица состоит из трех полей:</text:p>
      <text:list text:style-name="WW8Num13">
        <text:list-item>
          <text:p text:style-name="P35">индекс таблицы ns_list, для указания <text:span text:style-name="T15">NS</text:span> сервера;</text:p>
        </text:list-item>
        <text:list-item>
          <text:p text:style-name="P35">индекс таблицы root_zone, для указания доменной зоны;</text:p>
        </text:list-item>
        <text:list-item>
          <text:p text:style-name="P35">флаг, показывающий, является ли <text:span text:style-name="T15">NS</text:span> сервер первичным для доменной зоны.</text:p>
        </text:list-item>
      </text:list>
      <text:p text:style-name="P31"><text:span text:style-name="T13">mx_of_root_zone</text:span><text:span text:style-name="T14"> </text:span>– таблица предназначена для хранения информации о принадлежности к доменной зоны <text:span text:style-name="T15">MX</text:span> серверов. Таблица состоит из трех полей:</text:p>
      <text:list text:style-name="WW8Num9">
        <text:list-item>
          <text:p text:style-name="P36">индекс таблицы <text:span text:style-name="T15">mx</text:span>_list, для указания <text:span text:style-name="T15">MX</text:span> сервера;</text:p>
        </text:list-item>
        <text:list-item>
          <text:p text:style-name="P36">индекс таблицы root_zone, для указания доменной зоны;</text:p>
        </text:list-item>
        <text:list-item>
          <text:p text:style-name="P37">приоритет <text:span text:style-name="T15">MX</text:span> сервера для доменной зоны.</text:p>
        </text:list-item>
      </text:list>
      <text:p text:style-name="P38"><text:span text:style-name="T14">client_candidate</text:span> – таблица предназначена для хранения системной информации о кандидатах в регистранты. <text:s/>Здесь размещена информация о:</text:p>
      <text:list text:style-name="L17">
        <text:list-item>
          <text:p text:style-name="P39">дате регистрации;</text:p>
        </text:list-item>
        <text:list-item>
          <text:p text:style-name="P39">флаг активации – активирован ли пользователь;</text:p>
        </text:list-item>
        <text:list-item>
          <text:p text:style-name="P40">флаг удаления;</text:p>
        </text:list-item>
        <text:list-item>
          <text:p text:style-name="P41">дата удаления;</text:p>
        </text:list-item>
        <text:list-item>
          <text:p text:style-name="P41">код администратора удалившего зону.</text:p>
        </text:list-item>
        <text:list-item>
          <text:p text:style-name="P39">имени регистранта;</text:p>
        </text:list-item>
        <text:list-item>
          <text:p text:style-name="P42">фамилии регистранта;</text:p>
        </text:list-item>
        <text:list-item>
          <text:p text:style-name="P42">компании, в которой работает регистрант;</text:p>
        </text:list-item>
        <text:list-item>
          <text:p text:style-name="P42">стране, в которой живет регистрант;</text:p>
        </text:list-item>
        <text:list-item>
          <text:p text:style-name="P42">область или регион, в которой живет регистрант;</text:p>
        </text:list-item>
        <text:list-item>
          <text:p text:style-name="P42">почтовый индекс регистранта;</text:p>
        </text:list-item>
        <text:list-item>
          <text:p text:style-name="P42">город, в котором живет регистрант;</text:p>
        </text:list-item>
        <text:list-item>
          <text:p text:style-name="P42">адрес проживания регистранта;</text:p>
        </text:list-item>
        <text:list-item>
          <text:p text:style-name="P42">дополнительный адрес проживания регистранта;</text:p>
        </text:list-item>
        <text:list-item>
          <text:p text:style-name="P42">телефонный номер регистрант;</text:p>
        </text:list-item>
        <text:list-item>
          <text:p text:style-name="P42">номер телефакса регистрант;</text:p>
        </text:list-item>
        <text:list-item>
          <text:p text:style-name="P42">электронный адрес регистранта;</text:p>
        </text:list-item>
        <text:list-item>
          <text:p text:style-name="P42">номер патена;</text:p>
        </text:list-item>
        <text:list-item>
          <text:p text:style-name="P42"><text:span text:style-name="T16">дата регистрации патента;</text:span></text:p>
        </text:list-item>
      </text:list>
      <text:p text:style-name="Domain_5f_simple_5f_text"><text:span text:style-name="T14">client</text:span> – таблица предназначена для хранения системной информации о регистрантах. <text:s/>Здесь размещена информация о:</text:p>
      <text:list text:style-name="L18">
        <text:list-item>
          <text:p text:style-name="P43">логине регистранта;</text:p>
        </text:list-item>
        <text:list-item>
          <text:p text:style-name="P43">его пароле;</text:p>
        </text:list-item>
        <text:list-item>
          <text:p text:style-name="P43">дате регистрации;</text:p>
        </text:list-item>
        <text:list-item>
          <text:p text:style-name="P43">дате последнего входа в систему;</text:p>
        </text:list-item>
        <text:list-item>
          <text:p text:style-name="P43">IP адреса с которого вошли в систему последний раз;</text:p>
        </text:list-item>
        <text:list-item>
          <text:p text:style-name="P43">флаг активности – разрешение изменять доменные записи;</text:p>
        </text:list-item>
        <text:list-item>
          <text:p text:style-name="P43">флаг доступа к контрольной панели;</text:p>
        </text:list-item>
        <text:list-item>
          <text:p text:style-name="P44">флаг удаления;</text:p>
        </text:list-item>
        <text:list-item>
          <text:p text:style-name="P44">дата удаления;</text:p>
        </text:list-item>
        <text:list-item>
          <text:p text:style-name="P44">код администратора удалившего зону.</text:p>
        </text:list-item>
      </text:list>
      <text:p text:style-name="Domain_5f_simple_5f_text"><text:span text:style-name="T12">client_info</text:span> – таблица предназначена для хранения информации о регистрантах. Это таблица содержит только ту часть информации, которую ввел регистрант на стадии подачи заявки на делегирование домена. Здесь размещена информация о:</text:p>
      <text:list text:style-name="WW8Num60">
        <text:list-item>
          <text:p text:style-name="P45">индекс таблицы client, для указания номера клиента;</text:p>
        </text:list-item>
        <text:list-item>
          <text:p text:style-name="P45">имени регистранта;</text:p>
        </text:list-item>
        <text:list-item>
          <text:p text:style-name="P45">фамилии регистранта;</text:p>
        </text:list-item>
        <text:list-item>
          <text:p text:style-name="P45">компании, в которой работает регистрант;</text:p>
        </text:list-item>
        <text:list-item>
          <text:p text:style-name="P45">стране, в которой живет регистрант;</text:p>
        </text:list-item>
        <text:list-item>
          <text:p text:style-name="P45">область или регион, в которой живет регистрант;</text:p>
        </text:list-item>
        <text:list-item>
          <text:p text:style-name="P45">почтовый индекс регистранта;</text:p>
        </text:list-item>
        <text:list-item>
          <text:p text:style-name="P45">город, в котором живет регистрант;</text:p>
        </text:list-item>
        <text:list-item>
          <text:p text:style-name="P45">адрес проживания регистранта;</text:p>
        </text:list-item>
        <text:list-item>
          <text:p text:style-name="P45">дополнительный адрес проживания регистранта;</text:p>
        </text:list-item>
        <text:list-item>
          <text:p text:style-name="P45">телефонный номер регистрант;</text:p>
        </text:list-item>
        <text:list-item>
          <text:p text:style-name="P45">номер телефакса регистрант;</text:p>
        </text:list-item>
        <text:list-item>
          <text:p text:style-name="P45">электронный адрес регистранта;</text:p>
        </text:list-item>
        <text:list-item>
          <text:p text:style-name="P45">идентификационный код в базе <text:span text:style-name="T15">UANIC</text:span> регистранта;</text:p>
        </text:list-item>
      </text:list>
      <text:p text:style-name="P46">confirm<text:span text:style-name="T17"> – таблица предназначена для хранения уникальных номеров, необходимых для активации доменных дон и клиентов</text:span></text:p>
      <text:list text:style-name="L19">
        <text:list-item>
          <text:p text:style-name="P47">номен клиента</text:p>
        </text:list-item>
        <text:list-item>
          <text:p text:style-name="P47">номер клиента-кандидата</text:p>
        </text:list-item>
        <text:list-item>
          <text:p text:style-name="P47">уникальный номер ссылки активации</text:p>
        </text:list-item>
      </text:list>
      <text:p text:style-name="P48"><text:span text:style-name="T12">domain_candidate</text:span> – таблица предназначена для хранения информации о доменах, которые клиент хочет зарегистрировать</text:p>
      <text:p text:style-name="P48">номен клиента;</text:p>
      <text:p text:style-name="P48">номер клиента-кандидата;</text:p>
      <text:p text:style-name="P49">код доменной зоны в которой делегируют домен;</text:p>
      <text:p text:style-name="P49">статус доменной зоны на момент подачи заявки (занята либо свободна);</text:p>
      <text:p text:style-name="P50">полное доменное имя;</text:p>
      <text:p text:style-name="P50">доменного имени без доменной зоны;</text:p>
      <text:p text:style-name="P51">тип домена (публичный, приватный);</text:p>
      <text:p text:style-name="P51">дата регистрации;</text:p>
      <text:p text:style-name="P51">флаг удаления;</text:p>
      <text:p text:style-name="P51">дата удаления;</text:p>
      <text:p text:style-name="P51">код администратора удалившего зону;</text:p>
      <text:p text:style-name="P50">номер патена;</text:p>
      <text:p text:style-name="P49">дата регистрации патента.</text:p>
      <text:p text:style-name="Domain_5f_simple_5f_text"><text:span text:style-name="T14">domain_zone</text:span> – таблица предназначена для хранения списка доменов клиентов:</text:p>
      <text:list text:style-name="WW8Num21">
        <text:list-item>
          <text:p text:style-name="P52">номер клиента;</text:p>
        </text:list-item>
        <text:list-item>
          <text:p text:style-name="P52">код доменной зоны в которой делегируют домен;</text:p>
        </text:list-item>
        <text:list-item>
          <text:p text:style-name="P52">полное доменное имя;</text:p>
        </text:list-item>
        <text:list-item>
          <text:p text:style-name="P52">доменного имени без доменной зоны;</text:p>
        </text:list-item>
        <text:list-item>
          <text:p text:style-name="P53">тип домена (публичный, приватный);</text:p>
        </text:list-item>
        <text:list-item>
          <text:p text:style-name="P53">дата регистрации;</text:p>
        </text:list-item>
        <text:list-item>
          <text:p text:style-name="P53">флаг удаления;</text:p>
        </text:list-item>
        <text:list-item>
          <text:p text:style-name="P53">дата удаления;</text:p>
        </text:list-item>
        <text:list-item>
          <text:p text:style-name="P53">код администратора удалившего зону.</text:p>
        </text:list-item>
      </text:list>
      <text:p text:style-name="P31"><text:span text:style-name="T14">domain_cfg</text:span> – таблица предназначена для системной информациии доменных зонах:</text:p>
      <text:list text:style-name="L20">
        <text:list-item>
          <text:p text:style-name="P54">индекс таблицы domain_zone для указания доменного имени;</text:p>
        </text:list-item>
        <text:list-item>
          <text:p text:style-name="P54">код доменной зоны в которой делегируют домен;</text:p>
        </text:list-item>
        <text:list-item>
          <text:p text:style-name="P54">TTL доменной зоны;</text:p>
        </text:list-item>
        <text:list-item>
          <text:p text:style-name="P54">авторитарный сервер;</text:p>
        </text:list-item>
        <text:list-item>
          <text:p text:style-name="P55">email адрес администратора зоны;</text:p>
        </text:list-item>
        <text:list-item>
          <text:p text:style-name="P55">серийный номер;</text:p>
        </text:list-item>
        <text:list-item>
          <text:p text:style-name="P55">время обновления зоны;</text:p>
        </text:list-item>
        <text:list-item>
          <text:p text:style-name="P55">время новой попытки;</text:p>
        </text:list-item>
        <text:list-item>
          <text:p text:style-name="P55">время истечения;</text:p>
        </text:list-item>
        <text:list-item>
          <text:p text:style-name="P56"><text:span text:style-name="T18">время</text:span> <text:span text:style-name="T18">сохранения</text:span> <text:span text:style-name="T18">негативной</text:span> <text:span text:style-name="T18">попытки.</text:span></text:p>
        </text:list-item>
      </text:list>
      <text:p text:style-name="P57"><text:span text:style-name="T13"><text:tab/>domain</text:span><text:span text:style-name="T14">_zone_</text:span><text:span text:style-name="T13">state</text:span> – таблица предназначена для хранения информации о текущем состоянии домена. Состояния, в котором домен может находится, описаны в <text:s/>Правилах домена .UA [13].</text:p>
      <text:p text:style-name="P31">Перечень состояний домена, согласно [13] (с изменениями):</text:p>
      <text:list text:style-name="WW8Num71">
        <text:list-item>
          <text:p text:style-name="P58">заявка не оплачена;</text:p>
        </text:list-item>
        <text:list-item>
          <text:p text:style-name="P58">заявка в очереди на регистрацию домена;</text:p>
        </text:list-item>
        <text:list-item>
          <text:p text:style-name="P58">заявка проходит проверку у администратора;</text:p>
        </text:list-item>
        <text:list-item>
          <text:p text:style-name="P58">регистрация заявки приостановлена администратором;</text:p>
        </text:list-item>
        <text:list-item>
          <text:p text:style-name="P58">заявка на регистрацию отклонена;</text:p>
        </text:list-item>
        <text:list-item>
          <text:p text:style-name="P58">заявка была отозвана регистрантом;</text:p>
        </text:list-item>
        <text:list-item>
          <text:p text:style-name="P58">доменное имя делегировано;</text:p>
        </text:list-item>
        <text:list-item>
          <text:p text:style-name="P58">доменное имя заблокировано администратором;</text:p>
        </text:list-item>
        <text:list-item>
          <text:p text:style-name="P58">доменное имя заморожено администратором;</text:p>
        </text:list-item>
        <text:list-item>
          <text:p text:style-name="P58">доменное имя свободно.</text:p>
        </text:list-item>
      </text:list>
      <text:p text:style-name="P59">Также, таблица имеет ссылку на таблицу domain_zone, определяя, таким образом, к какому домену принадлежит эта информация.</text:p>
      <text:p text:style-name="P60"><text:span text:style-name="T12">domain_records</text:span> – таблица предназначена для хранения доменных записей доменной зоны. Здесь находится информация о:</text:p>
      <text:list text:style-name="L21">
        <text:list-item>
          <text:p text:style-name="P61">полном доменом имени доменной зоны</text:p>
        </text:list-item>
        <text:list-item>
          <text:p text:style-name="P61">кратком доменном имени</text:p>
        </text:list-item>
        <text:list-item>
          <text:p text:style-name="P61">типе доменной записи</text:p>
        </text:list-item>
        <text:list-item>
          <text:p text:style-name="P61">доменной записи</text:p>
        </text:list-item>
        <text:list-item>
          <text:p text:style-name="P62">флаг удаления;</text:p>
        </text:list-item>
        <text:list-item>
          <text:p text:style-name="P62">дата удаления;</text:p>
        </text:list-item>
        <text:list-item>
          <text:p text:style-name="P62">код администратора удалившего зону.</text:p>
        </text:list-item>
      </text:list>
      <text:p text:style-name="P63"/>
      <text:p text:style-name="P63"><text:span text:style-name="T12"><text:tab/>mx_records</text:span> – таблица предназначена для хранения mx записей доменной зоны. Здесь находится информация о:</text:p>
      <text:list text:style-name="L22">
        <text:list-item>
          <text:p text:style-name="P64">полном доменом имени доменной зоны</text:p>
        </text:list-item>
        <text:list-item>
          <text:p text:style-name="P64">кратком доменном имени</text:p>
        </text:list-item>
        <text:list-item>
          <text:p text:style-name="P64">типе доменной записи</text:p>
        </text:list-item>
        <text:list-item>
          <text:p text:style-name="P64">приоритет mx записи</text:p>
        </text:list-item>
        <text:list-item>
          <text:p text:style-name="P64">доменной записи</text:p>
        </text:list-item>
        <text:list-item>
          <text:p text:style-name="P65">флаг удаления;</text:p>
        </text:list-item>
        <text:list-item>
          <text:p text:style-name="P65">дата удаления;</text:p>
        </text:list-item>
        <text:list-item>
          <text:p text:style-name="P65">код администратора удалившего зону.</text:p>
        </text:list-item>
      </text:list>
      <text:p text:style-name="P63"/>
      <text:p text:style-name="P63"><text:tab/><text:span text:style-name="T12">а</text:span><text:span text:style-name="T19">_records</text:span> – таблица предназначена для хранения а записей доменной зоны. Здесь находится информация о:</text:p>
      <text:list text:style-name="L23">
        <text:list-item>
          <text:p text:style-name="P66">полном доменом имени доменной зоны</text:p>
        </text:list-item>
        <text:list-item>
          <text:p text:style-name="P66">кратком доменном имени</text:p>
        </text:list-item>
        <text:list-item>
          <text:p text:style-name="P66">типе доменной записи</text:p>
        </text:list-item>
        <text:list-item>
          <text:p text:style-name="P66">доменной записи</text:p>
        </text:list-item>
        <text:list-item>
          <text:p text:style-name="P67">флаг удаления;</text:p>
        </text:list-item>
        <text:list-item>
          <text:p text:style-name="P67">дата удаления;</text:p>
        </text:list-item>
        <text:list-item>
          <text:p text:style-name="P67">код администратора удалившего зону.</text:p>
        </text:list-item>
      </text:list>
      <text:p text:style-name="P63"/>
      <text:p text:style-name="P63"><text:tab/><text:span text:style-name="T12">cname_records</text:span> – таблица предназначена для хранения cname записей доменной зоны. Здесь находится информация о:</text:p>
      <text:list text:style-name="L24">
        <text:list-item>
          <text:p text:style-name="P68">полном доменом имени доменной зоны</text:p>
        </text:list-item>
        <text:list-item>
          <text:p text:style-name="P68">кратком доменном имени</text:p>
        </text:list-item>
        <text:list-item>
          <text:p text:style-name="P68">типе доменной записи</text:p>
        </text:list-item>
        <text:list-item>
          <text:p text:style-name="P68">доменной записи</text:p>
        </text:list-item>
        <text:list-item>
          <text:p text:style-name="P69">флаг удаления;</text:p>
        </text:list-item>
        <text:list-item>
          <text:p text:style-name="P69">дата удаления;</text:p>
        </text:list-item>
        <text:list-item>
          <text:p text:style-name="P69">код администратора удалившего зону.</text:p>
        </text:list-item>
      </text:list>
      <text:p text:style-name="P63"/>
      <text:p text:style-name="P31"><text:span text:style-name="T14">temporary_file</text:span> – таблица предназначена для хранения информации о временных файла, используемых при внесении регистрантом изменений в доменную зону. Здесь находится информация о:</text:p>
      <text:list text:style-name="WW8Num59">
        <text:list-item>
          <text:p text:style-name="P70">названии доменной зоны;</text:p>
        </text:list-item>
        <text:list-item>
          <text:p text:style-name="P70">названии временного файла;</text:p>
        </text:list-item>
        <text:list-item>
          <text:p text:style-name="P71">времени последнего обновления зон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mily-generic="modern"/>
    <style:font-face style:name="Courier New1" svg:font-family="'Courier New'" style:font-pitch="fixed"/>
    <style:font-face style:name="Courier" svg:font-family="Courier" style:font-family-generic="modern" style:font-pitch="fixed"/>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main_5f_simple_5f_text" style:display-name="Domain_simple_text"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1z1" style:family="text">
      <style:text-properties style:font-name="Courier New2"/>
    </style:style>
    <style:style style:name="WW8Num21z2" style:family="text">
      <style:text-properties style:font-name="Wingdings"/>
    </style:style>
    <style:style style:name="WW8Num21z3" style:family="text">
      <style:text-properties style:font-name="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style:num-suffix="." text:bullet-char="o">
        <style:list-level-properties text:space-before="3.156cm" text:min-label-width="0.635cm"/>
        <style:text-properties style:font-name="Courier New2"/>
      </text:list-level-style-bullet>
      <text:list-level-style-bullet text:level="3" text:style-name="WW8Num21z2" style:num-suffix="." text:bullet-char="">
        <style:list-level-properties text:space-before="4.426cm" text:min-label-width="0.635cm"/>
        <style:text-properties style:font-name="Wingdings"/>
      </text:list-level-style-bullet>
      <text:list-level-style-bullet text:level="4" text:style-name="WW8Num21z3" style:num-suffix="." text:bullet-char="">
        <style:list-level-properties text:space-before="5.696cm" text:min-label-width="0.635cm"/>
        <style:text-properties style:font-name="Symbol"/>
      </text:list-level-style-bullet>
      <text:list-level-style-bullet text:level="5" text:style-name="WW8Num21z1" style:num-suffix="." text:bullet-char="o">
        <style:list-level-properties text:space-before="6.966cm" text:min-label-width="0.635cm"/>
        <style:text-properties style:font-name="Courier New2"/>
      </text:list-level-style-bullet>
      <text:list-level-style-bullet text:level="6" text:style-name="WW8Num21z2" style:num-suffix="." text:bullet-char="">
        <style:list-level-properties text:space-before="8.236cm" text:min-label-width="0.635cm"/>
        <style:text-properties style:font-name="Wingdings"/>
      </text:list-level-style-bullet>
      <text:list-level-style-bullet text:level="7" text:style-name="WW8Num21z3" style:num-suffix="." text:bullet-char="">
        <style:list-level-properties text:space-before="9.506cm" text:min-label-width="0.635cm"/>
        <style:text-properties style:font-name="Symbol"/>
      </text:list-level-style-bullet>
      <text:list-level-style-bullet text:level="8" text:style-name="WW8Num21z1" style:num-suffix="." text:bullet-char="o">
        <style:list-level-properties text:space-before="10.776cm" text:min-label-width="0.635cm"/>
        <style:text-properties style:font-name="Courier New2"/>
      </text:list-level-style-bullet>
      <text:list-level-style-bullet text:level="9" text:style-name="WW8Num2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
  </meta:generator>
    <meta:initial-creator>Дмитрий Горбенко</meta:initial-creator>
    <meta:creation-date>2006-03-28T19:02:45</meta:creation-date>
    <dc:creator>Дмитрий Горбенко</dc:creator>
    <dc:date>2006-03-30T16:16:56</dc:date>
    <dc:language>ru-RU</dc:language>
    <meta:editing-cycles>77</meta:editing-cycles>
    <meta:editing-duration>PT7H3M2S</meta:editing-duration>
    <meta:user-defined meta:name="Info 1"/>
    <meta:user-defined meta:name="Info 2"/>
    <meta:user-defined meta:name="Info 3"/>
    <meta:user-defined meta:name="Info 4"/>
    <meta:document-statistic meta:table-count="0" meta:image-count="0" meta:object-count="0" meta:page-count="17" meta:paragraph-count="278" meta:word-count="3252" meta:character-count="24189"/>
  </office:meta>
</office:document-meta>
</file>